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sSessionFactory.getSmsSession( String user , String password , String applicationId , boolean enableKeepAli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sSessionFactory.getSmsSession( String user , String password , String applicationId , SmsTransportType trans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sSessionFactory.getDefaultInstan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msSessionFactory.getSmsSession( String sess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sSessionFactory.getOverridenFacto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msSessionFactory.getSmsSession( String user , String password , String applicat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sSessionFactory.getSmsSession( String user , String password , String applicationId , SmsTransportType transport , boolean enableKeepAli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